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BC00000059E6291E3FB5DFDE09.tif" manifest:media-type="image/tiff"/>
  <manifest:file-entry manifest:full-path="Pictures/100000000000020E000000783F77CD6952BF9561.tif" manifest:media-type="image/tiff"/>
  <manifest:file-entry manifest:full-path="Pictures/10000000000000F300000036CB7C3B48F8DE336D.tif" manifest:media-type="image/tiff"/>
  <manifest:file-entry manifest:full-path="styles.xml" manifest:media-type="text/xml"/>
  <manifest:file-entry manifest:full-path="Dialogs/dialog-lc.xml" manifest:media-type="text/xml"/>
  <manifest:file-entry manifest:full-path="Dialogs/Standard/dialog-lb.xml" manifest:media-type="text/xml"/>
  <manifest:file-entry manifest:full-path="Dialogs/Project/dialog-lb.xml" manifest:media-type="text/xml"/>
  <manifest:file-entry manifest:full-path="Dialogs/Project/F_absender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Project/script-lb.xml" manifest:media-type="text/xml"/>
  <manifest:file-entry manifest:full-path="Basic/Project/ThisDocument.xml" manifest:media-type="text/xml"/>
  <manifest:file-entry manifest:full-path="Basic/Project/F_absender.xml" manifest:media-type="text/xml"/>
  <manifest:file-entry manifest:full-path="Basic/Project/mod_benutzerdaten.xml" manifest:media-type="text/xml"/>
  <manifest:file-entry manifest:full-path="Basic/Project/AutoNew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2201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1097in"/>
    </style:style>
    <style:style style:name="Table1.B" style:family="table-column">
      <style:table-column-properties style:column-width="3.1104in"/>
    </style:style>
    <style:style style:name="Table1.1" style:family="table-row">
      <style:table-row-properties style:row-height="1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row-height="0.5in" fo:keep-together="auto"/>
    </style:style>
    <style:style style:name="Table1.3" style:family="table-row">
      <style:table-row-properties style:row-height="0.1667in" fo:keep-together="auto"/>
    </style:style>
    <style:style style:name="Table1.4" style:family="table-row">
      <style:table-row-properties style:row-height="0.3333in" fo:keep-together="auto"/>
    </style:style>
    <style:style style:name="Table1.5" style:family="table-row">
      <style:table-row-properties fo:keep-together="auto"/>
    </style:style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Subject">
      <style:text-properties officeooo:paragraph-rsid="000fc2e5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officeooo:rsid="000fc2e5" officeooo:paragraph-rsid="000fc2e5"/>
    </style:style>
    <style:style style:name="P6" style:family="paragraph" style:parent-style-name="Standard">
      <style:text-properties fo:language="en" fo:country="US" officeooo:paragraph-rsid="000fc2e5"/>
    </style:style>
    <style:style style:name="P7" style:family="paragraph" style:parent-style-name="Standard">
      <style:text-properties fo:language="en" fo:country="US" fo:font-weight="bold" style:font-weight-asian="bold"/>
    </style:style>
    <style:style style:name="P8" style:family="paragraph" style:parent-style-name="Standard">
      <style:text-properties fo:language="en" fo:country="US" officeooo:rsid="0016018f" officeooo:paragraph-rsid="0016018f"/>
    </style:style>
    <style:style style:name="P9" style:family="paragraph" style:parent-style-name="Standard">
      <style:text-properties fo:language="en" fo:country="US" officeooo:rsid="0017de00" officeooo:paragraph-rsid="0017de00"/>
    </style:style>
    <style:style style:name="P10" style:family="paragraph" style:parent-style-name="Address">
      <style:text-properties fo:language="en" fo:country="US"/>
    </style:style>
    <style:style style:name="P11" style:family="paragraph" style:parent-style-name="Address">
      <style:text-properties fo:language="en" fo:country="US" officeooo:rsid="000fc2e5" officeooo:paragraph-rsid="000fc2e5"/>
    </style:style>
    <style:style style:name="P12" style:family="paragraph" style:parent-style-name="Address">
      <style:text-properties fo:language="en" fo:country="US" officeooo:paragraph-rsid="000fc2e5"/>
    </style:style>
    <style:style style:name="P13" style:family="paragraph" style:parent-style-name="Sender_20_Information">
      <style:text-properties fo:language="en" fo:country="US"/>
    </style:style>
    <style:style style:name="P14" style:family="paragraph" style:parent-style-name="Standard">
      <style:text-properties fo:language="en" fo:country="US" officeooo:rsid="00133062" officeooo:paragraph-rsid="00133062"/>
    </style:style>
    <style:style style:name="P15" style:family="paragraph" style:parent-style-name="Standard">
      <style:text-properties fo:language="en" fo:country="US" officeooo:rsid="00147c36" officeooo:paragraph-rsid="00147c36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officeooo:rsid="000fc2e5"/>
    </style:style>
    <style:style style:name="T3" style:family="text">
      <style:text-properties officeooo:rsid="00133062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fc2e5"/>
    </style:style>
    <style:style style:name="T6" style:family="text">
      <style:text-properties officeooo:rsid="00147c36"/>
    </style:style>
    <style:style style:name="T7" style:family="text">
      <style:text-properties officeooo:rsid="0016018f"/>
    </style:style>
    <style:style style:name="T8" style:family="text">
      <style:text-properties officeooo:rsid="001d44da"/>
    </style:style>
    <style:style style:name="fr1" style:family="graphic" style:parent-style-name="Graphics">
      <style:graphic-properties fo:margin-left="0.1252in" fo:margin-right="0.1311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8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text:bookmark-start text:name="start1"/><text:bookmark text:name="_GoBack"/><field:fieldmark-start text:name="__Fieldmark__49_1515172543" field:type="vnd.oasis.opendocument.field.FORMTEXT"/>U. V. Catalyurek</text:p>
            <text:p text:style-name="P12"><text:span text:style-name="T2">Editor-in-Chief, Parallel Computing</text:span><field:fieldmark-end/><text:bookmark-end text:name="start1"/></text:p>
          </table:table-cell>
          <table:table-cell table:style-name="Table1.A1" office:value-type="string">
            <text:p text:style-name="P10"/>
          </table:table-cell>
        </table:table-row>
        <table:table-row table:style-name="Table1.2"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4">Lugano, <text:bookmark-start text:name="datum1"/><field:fieldmark-start text:name="__Fieldmark__66_1515172543" field:type="vnd.oasis.opendocument.field.FORMTEXT"/>    <text:span text:style-name="T3">30</text:span> <field:fieldmark-end/><text:bookmark-end text:name="datum1"/> / <text:bookmark-start text:name="initialen1"/><field:fieldmark-start text:name="__Fieldmark__74_1515172543" field:type="vnd.oasis.opendocument.field.FORMTEXT"/><text:span text:style-name="T2">april 2019</text:span><field:fieldmark-end/><text:bookmark-end text:name="initialen1"/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3"><field:fieldmark-start text:name="__Fieldmark__101_1515172543" field:type="vnd.oasis.opendocument.field.FORMTEXT"/><text:span text:style-name="Strong_20_Emphasis"><text:span text:style-name="T4">VSI: SC18 </text:span></text:span><text:span text:style-name="T5">E</text:span><text:span text:style-name="T4">xtended version of </text:span><text:span text:style-name="T5">a</text:span><text:span text:style-name="T4"> S</text:span><text:span text:style-name="T5">upercomputing </text:span><text:span text:style-name="T4">18 SciVis Showcase paper</text:span><field:fieldmark-end/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4"/>
          </table:table-cell>
          <table:covered-table-cell/>
        </table:table-row>
      </table:table>
      <text:p text:style-name="P5">Dear Editor of the Parallel Computing Journal,</text:p>
      <text:p text:style-name="P6"/>
      <text:p text:style-name="P14">We have carefully discussed the comments sent by the three reviewers assigned to our paper. We thank each of them for their careful reading and commenting. In trying to <text:span text:style-name="T7">address</text:span> their concerns, we feel like we have <text:span text:style-name="T6">improved our paper in may ways, which we summarized succinctly in the attached letters addressed to each reviewer individually. We followed up each major point with a specific response. All other suggestions made to improve the text (syntax or vocabulary) were made, but are not individually commented.</text:span></text:p>
      <text:p text:style-name="P15"/>
      <text:p text:style-name="P8"/>
      <text:p text:style-name="P9">All <text:span text:style-name="T8">remarks</text:span> were truly appreciated and we made our best effort to follow the suggestions made. <text:span text:style-name="T8">Should there be some remaining concerns, we would be happy to discuss them with the reviewers.</text:span></text:p>
      <text:p text:style-name="P9"/>
      <text:p text:style-name="P9"/>
      <text:p text:style-name="P9">With best regards,</text:p>
      <text:p text:style-name="P9"/>
      <text:p text:style-name="P9"/>
      <text:p text:style-name="P4"/>
      <text:p text:style-name="P7">CSCS</text:p>
      <text:p text:style-name="P4">Centro Svizzero di Calcolo Scientifico</text:p>
      <text:p text:style-name="P4">Swiss National Supercomputing Centre</text:p>
      <text:p text:style-name="P4"/>
      <text:p text:style-name="P13"><text:bookmark-start text:name="absender11"/><text:span text:style-name="T2">D</text:span><text:bookmark-end text:name="absender11"/><text:span text:style-name="T2">r. Jean M. Favre and Alexander Blass</text:span><text:bookmark-start text:name="absender21"/>   <text:bookmark-end text:name="absender21"/><text:bookmark text:name="funktion11"/><text:tab/><text:bookmark-start text:name="funktion21"/><field:fieldmark-start text:name="__Fieldmark__171_1515172543" field:type="vnd.oasis.opendocument.field.FORMTEXT"/><field:fieldmark-end/><text:bookmark-end text:name="funktion21"/></text:p>
      <text:p text:style-name="P4"><text:bookmark text:name="beilagen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1pt" fo:language="en" fo:country="US" style:letter-kerning="false" style:font-name-asian="Cambria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mbria" fo:font-size="11pt" fo:language="en" fo:country="US" style:letter-kerning="false" style:font-name-asian="Cambria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1665in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line-height="100%" fo:text-align="start" style:justify-single-word="false"/>
    </style:style>
    <style:style style:name="Footer" style:family="paragraph" style:parent-style-name="Standard" style:default-outline-level="" style:class="extra">
      <style:paragraph-properties fo:text-align="end" style:justify-single-word="false"/>
      <style:text-properties fo:font-size="7pt" style:font-size-asian="7pt"/>
    </style:style>
    <style:style style:name="Address" style:family="paragraph" style:parent-style-name="Standard" style:default-outline-level="">
      <style:paragraph-properties fo:text-align="start" style:justify-single-word="false"/>
    </style:style>
    <style:style style:name="Subject" style:family="paragraph" style:parent-style-name="Standard" style:default-outline-level="">
      <style:paragraph-properties fo:text-align="start" style:justify-single-word="false"/>
      <style:text-properties fo:font-weight="bold" style:font-weight-asian="bold"/>
    </style:style>
    <style:style style:name="List_20__28_dashes_29_" style:display-name="List (dashes)" style:family="paragraph" style:parent-style-name="Standard" style:default-outline-level="">
      <style:paragraph-properties fo:text-align="start" style:justify-single-word="false"/>
    </style:style>
    <style:style style:name="Sender_20_Information" style:display-name="Sender Information" style:family="paragraph" style:parent-style-name="Standard" style:default-outline-level="">
      <style:paragraph-properties>
        <style:tab-stops>
          <style:tab-stop style:position="3.5437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>
      <style:text-properties fo:font-size="7pt" style:font-size-asian="7pt"/>
    </style:style>
    <style:style style:name="ListLabel_20_1" style:display-name="ListLabel 1" style:family="text">
      <style:text-properties fo:color="#000000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fo:color="#000000"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fo:color="#000000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fo:color="#000000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color="#000000"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fo:color="#000000"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fo:color="#000000"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fo:color="#000000"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fo:color="#000000" style:font-name-complex="Times New Roman" style:font-family-complex="'Times New Roman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_20_Dash" style:display-name="List Dash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0984in" fo:margin-left="0.0984in"/>
        </style:list-level-properties>
        <style:text-properties fo:font-family="'Times New Roman'"/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0984in" fo:margin-left="0.1972in"/>
        </style:list-level-properties>
        <style:text-properties fo:font-family="'Times New Roman'"/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0984in" fo:margin-left="0.2957in"/>
        </style:list-level-properties>
        <style:text-properties fo:font-family="'Times New Roman'"/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0984in" fo:margin-left="0.3945in"/>
        </style:list-level-properties>
        <style:text-properties fo:font-family="'Times New Roman'"/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0984in" fo:margin-left="0.4929in"/>
        </style:list-level-properties>
        <style:text-properties fo:font-family="'Times New Roman'"/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0984in" fo:margin-left="0.5917in"/>
        </style:list-level-properties>
        <style:text-properties fo:font-family="'Times New Roman'"/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0984in" fo:margin-left="0.6902in"/>
        </style:list-level-properties>
        <style:text-properties fo:font-family="'Times New Roman'"/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0984in" fo:margin-left="0.789in"/>
        </style:list-level-properties>
        <style:text-properties fo:font-family="'Times New Roman'"/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0984in" fo:margin-left="0.8874in"/>
        </style:list-level-properties>
        <style:text-properties fo:font-family="'Times New Roman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T1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.1252in" fo:margin-right="0.1311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2in" fo:margin-right="0.1252in" fo:margin-top="0in" fo:margin-bottom="0.0047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1252in" fo:margin-right="0.128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62in" fo:margin-bottom="0.2799in" fo:margin-left="1.0827in" fo:margin-right="0.9646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6138in" fo:margin-left="0in" fo:margin-right="0in" fo:margin-bottom="1.5744in" style:dynamic-spacing="true"/>
      </style:header-style>
      <style:footer-style>
        <style:header-footer-properties fo:min-height="0.8618in" fo:margin-left="0in" fo:margin-right="0in" fo:margin-top="0.82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logo_rgb_2" text:anchor-type="char" svg:x="0.2756in" svg:y="0.3465in" svg:width="2.3898in" svg:height="0.5453in" draw:z-index="0"><draw:image xlink:href="Pictures/100000000000020E000000783F77CD6952BF9561.tif" xlink:type="simple" xlink:show="embed" xlink:actuate="onLoad" loext:mime-type="image/tiff"/></draw:frame></text:p>
      </style:header>
      <style:footer>
        <text:p text:style-name="MP2"><field:fieldmark-start text:name="__Fieldmark__7_1515172543" field:type="STYLEREF  Subject"/><field:fieldmark-end/>Subject <text:s text:c="5"/><text:span text:style-name="MT1"><text:page-number text:select-page="current">2</text:page-number></text:span><text:span text:style-name="MT1">/</text:span><text:span text:style-name="MT1"><text:page-count>1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MP1"><draw:frame draw:style-name="Mfr2" draw:name="logo_eth" text:anchor-type="char" svg:x="6.2409in" svg:y="0.3465in" svg:width="1.1043in" svg:height="0.2453in" draw:z-index="2"><draw:image xlink:href="Pictures/10000000000000F300000036CB7C3B48F8DE336D.tif" xlink:type="simple" xlink:show="embed" xlink:actuate="onLoad" loext:mime-type="image/tiff"/></draw:frame><draw:frame draw:style-name="Mfr3" draw:name="adr_rgb_1" text:anchor-type="char" svg:x="1.0437in" svg:y="11.0173in" svg:width="2.0181in" svg:height="0.4043in" draw:z-index="1"><draw:image xlink:href="Pictures/10000000000001BC00000059E6291E3FB5DFDE09.tif" xlink:type="simple" xlink:show="embed" xlink:actuate="onLoad" loext:mime-type="image/tiff"/></draw:frame><draw:frame draw:style-name="Mfr1" draw:name="logo_rgb_1" text:anchor-type="char" svg:x="0.2756in" svg:y="0.3465in" svg:width="2.3898in" svg:height="0.5453in" draw:z-index="0"><draw:image xlink:href="Pictures/100000000000020E000000783F77CD6952BF9561.tif" xlink:type="simple" xlink:show="embed" xlink:actuate="onLoad" loext:mime-type="image/tiff"/></draw:frame></text:p>
      </style:header>
      <style:footer>
        <text:p text:style-name="MP2"><field:fieldmark-start text:name="__Fieldmark__28_1515172543" field:type="STYLEREF  Subject"/><field:fieldmark-end/>Subject <text:s text:c="5"/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9</meta:editing-cycles>
    <meta:print-date>2012-03-08T09:08:00</meta:print-date>
    <meta:creation-date>2018-12-14T11:03:26.214597125</meta:creation-date>
    <dc:date>2019-04-30T14:50:03.373265825</dc:date>
    <meta:editing-duration>PT50M6S</meta:editing-duration>
    <meta:generator>LibreOffice/6.1.5.2$Linux_X86_64 LibreOffice_project/10$Build-2</meta:generator>
    <meta:document-statistic meta:table-count="1" meta:image-count="4" meta:object-count="0" meta:page-count="1" meta:paragraph-count="14" meta:word-count="183" meta:character-count="1084" meta:non-whitespace-character-count="910"/>
    <meta:user-defined meta:name="AppVersion">15.0000</meta:user-defined>
    <meta:user-defined meta:name="Company">Mediavis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cscs_letter.dotm" xlink:href=""/>
  </office:meta>
</office:document-meta>
</file>

<file path=Basic/Project/AutoNew.xml><?xml version="1.0" encoding="utf-8"?>
<!DOCTYPE module  PUBLIC '-//OpenOffice.org//DTD OfficeDocument 1.0//EN'  'module.dtd'>
<script:module xmlns:script="http://openoffice.org/2000/script" script:name="AutoNew" script:language="StarBasic" script:moduleType="normal">Rem Attribute VBA_ModuleType=VBAModule
Option VBASupport 1

Sub Main()

'   -----------
'   Grundeinstellungen
'   -----------
    ActiveWindow.View.ShowBookmarks = False
    ActiveWindow.View.ShowHiddenText = True
    ActiveWindow.View.ShowObjectAnchors = True
    ' ActiveWindow.View.ShowTextBoundaries = True
    ActiveWindow.View.TableGridlines = True
    Options.PrintHiddenText = False
    
   
'   -----------
'   Formulare einblenden
'   -----------
    Call showAbsenderForm
    
'   -----------
'   Datum schreiben
'   -----------
    MonthField_d = Array("", "Januar", "Februar", "März", "April", "Mai", "Juni", "Juli", "August", "September", "Oktober", "November", "Dezember")
    MonthField_e = Array("", "January", "February", "March", "April", "May", "June", "July", "August", "September", "October", "November", "December")
    MonthField_f = Array("", "janvier", "février", "mars", "avril", "mai", "juin", "juillet", "août", "septembre", "octobre", "novembre", "décembre")
    MonthField_i = Array("", "gennaio", "febbraio", "marzo", "aprile", "maggio", "giugno", "luglio", "agosto", "settembre", "ottobre", "novembre", "dicembre")
    MonthField_s = Array("", "enero", "febrero", "marzo", "abril", "mayo", "junio", "julio", "agosto", "septiembre", "octubre", "noviembre", "diciembre")
    
    Day1 = Format(Date, "d")
    Month1 = Format(Date, "mm")
    Year1 = Format(Date, "yyyy")

    AktDatum_d = Day1 &amp; ". " &amp; MonthField_d(Month1) &amp; " " &amp; Year1
    AktDatum_e = Day1 &amp; " " &amp; MonthField_e(Month1) &amp; " " &amp; Year1
    AktDatum_f = "le " &amp; Day1 &amp; " " &amp; MonthField_f(Month1) &amp; " " &amp; Year1
    AktDatum_i = Day1 &amp; " " &amp; MonthField_i(Month1) &amp; " " &amp; Year1
    AktDatum_s = Day1 &amp; " de " &amp; MonthField_s(Month1) &amp; " de " &amp; Year1
    
    If ActiveDocument.Styles(wdStyleNormal).LanguageID = wdEnglishUK Then
        Call setBookmarkText("datum", AktDatum_e)
    ElseIf ActiveDocument.Styles(wdStyleNormal).LanguageID = wdSwissFrench Then
        Call setBookmarkText("datum", AktDatum_f)
    ElseIf ActiveDocument.Styles(wdStyleNormal).LanguageID = wdSwissGerman Then
        Call setBookmarkText("datum", AktDatum_d)
    ElseIf ActiveDocument.Styles(wdStyleNormal).LanguageID = wdSwissItalian Then
        Call setBookmarkText("datum", AktDatum_i)
    End If
    
'   ------------
'   zum Dokumentanfang gehen
'   ------------
    Call setBookmarkText("start", "")

End Sub


Sub showAbsenderForm()
 
    ' vorbereitung zum Daten einlesen
    Call initMyData(1)
 
    ' Daten einlesen
    Call readUserFile(1)
    
    ' Sprache
    If F_absender.rb_1.Value = True Then
        F_absender.tb_funktion1.Text = UserData(mvFunktion1en)
        F_absender.tb_funktion2.Text = UserData(mvFunktion2en)
    ElseIf F_absender.rb_2.Value = True Then
        F_absender.tb_funktion1.Text = UserData(mvFunktion1fr)
        F_absender.tb_funktion2.Text = UserData(mvFunktion2fr)
    ElseIf F_absender.rb_2.Value = True Then
        F_absender.tb_funktion1.Text = UserData(mvFunktion1de)
        F_absender.tb_funktion2.Text = UserData(mvFunktion2de)
    ElseIf F_absender.rb_2.Value = True Then
        F_absender.tb_funktion1.Text = UserData(mvFunktion1it)
        F_absender.tb_funktion2.Text = UserData(mvFunktion2it)
    End If
    
    TempSprache = UserData(mvSprache)
    If TempSprache = 1 Then
        F_absender.rb_1.Value = True
    ElseIf TempSprache = 2 Then
        F_absender.rb_2.Value = True
    ElseIf TempSprache = 3 Then
        F_absender.rb_3.Value = True
    ElseIf TempSprache = 4 Then
        F_absender.rb_4.Value = True
    End If
    
    ' Daten in Formular übertragen
    F_absender.tb_initialen.Text = UserData(mvInitialen)
    F_absender.tb_name1.Text = UserData(mvName1)
    F_absender.tb_name2.Text = UserData(mvName2)
    
    ' Formular einblenden
    CurrentDocumentName = ActiveDocument.Name
    F_absender.Show
    Documents(CurrentDocumentName).Activate
 
End Sub

Sub toggleMyLogos(Optional dummy)

    If ActiveDocument.Sections(1).Headers(wdHeaderFooterFirstPage).Shapes("logo_rgb_1").Visible = msoTrue Then
        ActiveDocument.Sections(1).Headers(wdHeaderFooterFirstPage).Shapes("logo_rgb_1").Visible = msoFalse
        ActiveDocument.Sections(1).Headers(wdHeaderFooterPrimary).Shapes("logo_rgb_2").Visible = msoFalse
        ActiveDocument.Sections(1).Headers(wdHeaderFooterFirstPage).Shapes("logo_eth").Visible = msoFalse
        ActiveDocument.Sections(1).Headers(wdHeaderFooterFirstPage).Shapes("adr_rgb_1").Visible = msoFalse
    Else
        ActiveDocument.Sections(1).Headers(wdHeaderFooterFirstPage).Shapes("logo_rgb_1").Visible = msoTrue
        ActiveDocument.Sections(1).Headers(wdHeaderFooterPrimary).Shapes("logo_rgb_2").Visible = msoTrue
        ActiveDocument.Sections(1).Headers(wdHeaderFooterFirstPage).Shapes("logo_eth").Visible = msoTrue
        ActiveDocument.Sections(1).Headers(wdHeaderFooterFirstPage).Shapes("adr_rgb_1").Visible = msoTrue
    End If
    
    Application.ScreenRefresh

End Sub

Sub setBookmarkText(myBookmark, myText)

    On Error Resume Next
    ActiveDocument.Bookmarks(myBookmark).Select
    If Err.Number &lt;&gt; 0 Then
        Err.Clear
        Exit Sub
    End If
    
    If myText &lt;&gt; "" Then
        Selection.Text = myText
    End If
    
    On Error GoTo 0
    
End Sub

</script:module>
</file>

<file path=Basic/Project/F_absender.xml><?xml version="1.0" encoding="utf-8"?>
<!DOCTYPE module  PUBLIC '-//OpenOffice.org//DTD OfficeDocument 1.0//EN'  'module.dtd'>
<script:module xmlns:script="http://openoffice.org/2000/script" script:name="F_absender" script:language="StarBasic" script:moduleType="form">Rem Attribute VBA_ModuleType=VBAFormModule
Option VBASupport 1

Private Sub b_cancel_Click()
    
    ' Formular ausblenden
    Unload Me

End Sub

Private Sub b_ok_Click()
    
    ' Daten in Dokument schreiben
    Call setBookmarkText("initialen", Me.tb_initialen.Text)
    Call setBookmarkText("absender1", Me.tb_name1.Text)
    Call setBookmarkText("funktion1", Me.tb_funktion1.Text)
    Call setBookmarkText("absender2", Me.tb_name2.Text)
    Call setBookmarkText("funktion2", Me.tb_funktion2.Text)
    
    TempSprache = 1
    TempBeilagen = "Beilagen"
    If Me.rb_1.Value = True Then
        TempSprache = 1
        TempBeilagen = "Attachments"
        ActiveDocument.Styles(wdStyleNormal).LanguageID = wdEnglishUK
        UserData(mvFunktion1en) = Me.tb_funktion1.Text
        UserData(mvFunktion2en) = Me.tb_funktion2.Text
        
    ElseIf Me.rb_2.Value = True Then
        TempSprache = 2
        TempBeilagen = "Pièces jointes"
        ActiveDocument.Styles(wdStyleNormal).LanguageID = wdSwissFrench
        UserData(mvFunktion1fr) = Me.tb_funktion1.Text
        UserData(mvFunktion2fr) = Me.tb_funktion2.Text
    
    ElseIf Me.rb_3.Value = True Then
        TempSprache = 3
        TempBeilagen = "Beilagen"
        ActiveDocument.Styles(wdStyleNormal).LanguageID = wdSwissGerman
        UserData(mvFunktion1de) = Me.tb_funktion1.Text
        UserData(mvFunktion2de) = Me.tb_funktion2.Text
    
    ElseIf Me.rb_4.Value = True Then
        TempSprache = 4
        TempBeilagen = "Allegati"
        ActiveDocument.Styles(wdStyleNormal).LanguageID = wdSwissItalian
        UserData(mvFunktion1it) = Me.tb_funktion1.Text
        UserData(mvFunktion2it) = Me.tb_funktion2.Text
    
    End If
    
    Call setBookmarkText("beilagen", TempBeilagen)
    
    ' Daten speichern
    UserData(mvSprache) = TempSprache
    UserData(mvInitialen) = Me.tb_initialen.Text
    UserData(mvName1) = Me.tb_name1.Text
    UserData(mvName2) = Me.tb_name2.Text
    
    Call writeUserFile(1)
    
    ' Formular ausblenden
    Unload Me

End Sub

Private Sub rb_1_Change()
    If Me.rb_1.Value = True Then
        Me.tb_funktion1.Text = UserData(mvFunktion1en)
        Me.tb_funktion2.Text = UserData(mvFunktion2en)
    Else
        UserData(mvFunktion1en) = Me.tb_funktion1.Text
        UserData(mvFunktion2en) = Me.tb_funktion2.Text
    End If
End Sub

Private Sub rb_2_Change()
    If Me.rb_2.Value = True Then
        Me.tb_funktion1.Text = UserData(mvFunktion1fr)
        Me.tb_funktion2.Text = UserData(mvFunktion2fr)
    Else
        UserData(mvFunktion1fr) = Me.tb_funktion1.Text
        UserData(mvFunktion2fr) = Me.tb_funktion2.Text
    End If
End Sub

Private Sub rb_3_Change()
    If Me.rb_3.Value = True Then
        Me.tb_funktion1.Text = UserData(mvFunktion1de)
        Me.tb_funktion2.Text = UserData(mvFunktion2de)
    Else
        UserData(mvFunktion1de) = Me.tb_funktion1.Text
        UserData(mvFunktion2de) = Me.tb_funktion2.Text
    End If
End Sub

Private Sub rb_4_Change()
    If Me.rb_4.Value = True Then
        Me.tb_funktion1.Text = UserData(mvFunktion1it)
        Me.tb_funktion2.Text = UserData(mvFunktion2it)
    Else
        UserData(mvFunktion1it) = Me.tb_funktion1.Text
        UserData(mvFunktion2it) = Me.tb_funktion2.Text
    End If
End Sub


</script:module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
</script:module>
</file>

<file path=Basic/Project/mod_benutzerdaten.xml><?xml version="1.0" encoding="utf-8"?>
<!DOCTYPE module  PUBLIC '-//OpenOffice.org//DTD OfficeDocument 1.0//EN'  'module.dtd'>
<script:module xmlns:script="http://openoffice.org/2000/script" script:name="mod_benutzerdaten" script:language="StarBasic" script:moduleType="normal">Rem Attribute VBA_ModuleType=VBAModule
Option VBASupport 1
' --------------------------
' Daten in Eingabemasken speichern und wieder herstellen
' --------------------------

Public UserFile As String
 
' Anzahl gespeicherter Einträge
Public Const DataCount = 14
 
' Arrays für Daten und Beziechnung
Public UserData(1 To DataCount) As String
Public UserDataNames(1 To DataCount) As String
 
' Konstanten für einfacheren Zugriff
Public Const mvSprache = 1
Public Const mvInitialen = 2
Public Const mvName1 = 3
Public Const mvFunktion1en = 4
Public Const mvFunktion1fr = 5
Public Const mvFunktion1de = 6
Public Const mvFunktion1it = 7
Public Const mvName2 = 8
Public Const mvFunktion2en = 9
Public Const mvFunktion2fr = 10
Public Const mvFunktion2de = 11
Public Const mvFunktion2it = 12
Public Const mvTelefon = 13
Public Const mvEmail = 14

 
Sub initMyData(dummy)
 
    ' Grundeinstellungen
    UserPath = Options.DefaultFilePath(Path:=wdUserTemplatesPath) &amp; Application.PathSeparator
    UserFile = UserPath &amp; "word_cscs.txt"
 
    ' Bezeichnungen der einzelnen Daten
    UserDataNames(mvSprache) = "Language"
    UserDataNames(mvInitialen) = "Initials"
    UserDataNames(mvName1) = "Name1"
    UserDataNames(mvFunktion1en) = "Function1en"
    UserDataNames(mvFunktion1fr) = "Function1fr"
    UserDataNames(mvFunktion1de) = "Function1de"
    UserDataNames(mvFunktion1it) = "Function1it"
    UserDataNames(mvName2) = "Name2"
    UserDataNames(mvFunktion2en) = "Function2en"
    UserDataNames(mvFunktion2fr) = "Function2fr"
    UserDataNames(mvFunktion2de) = "Function2de"
    UserDataNames(mvFunktion2it) = "Function2it"
    UserDataNames(mvTelefon) = "Phone"
    UserDataNames(mvEmail) = "Email"
 
End Sub
 
Sub readUserFile(dummy)
 
    ' bestehende Daten loeschen
    For i = 1 To DataCount
        UserData(i) = ""
    Next i
 
    ' Datei oeffnen
    On Error Resume Next
    Open UserFile For Input As #1
    If Err.Number &lt;&gt; 0 Then
        ' keine Daten gefunden
        Exit Sub
    End If
    On Error GoTo 0
 
    ' Daten auslesen
    Do While Not EOF(1)
        Line Input #1, TempData
        TempSplit = Split(TempData, "=")
 
        ' prüfen ob die Zeile korrekte Daten enthält
        If UBound(TempSplit) = 0 Then
            MsgBox ("Falsches Dateiformat!")
            Exit Sub
        End If
 
        ' Leerzeichen vorn/hinten entfernen
        TempSplit(0) = Trim(TempSplit(0))
        TempSplit(1) = Trim(TempSplit(1))
 
        ' prüfen ob Daten bekannt sind
        TempID = getDataID(TempSplit(0))
 
        If TempID &lt;&gt; 0 Then UserData(TempID) = Replace(TempSplit(1), "~1~", "=")
 
    Loop
 
    ' Datei schliessen
    Close #1
 
End Sub
 
Sub writeUserFile(dummy)
 
    ' Kontakt anlegen (alte Datei wird überschrieben/gelöscht)
    Open UserFile For Output As #1
 
    ' Daten schreiben
    For i = 1 To DataCount
 
        If UserData(i) &lt;&gt; "" Then
            TempData = UserDataNames(i) &amp; " = " &amp; Replace(UserData(i), "=", "~1~")
            Print #1, TempData
        End If
    Next i
 
    ' Datei schliessen
    Close #1
 
End Sub
 
 
Function getDataID(TempData)
 
    ' Grundsaetzlich von ID 0 ausgehen
    TempID = 0
 
    ' bekannten namen durchlaufen und vergleichen
    For i = 1 To DataCount
        If UserDataNames(i) = TempData Then
            TempID = i
            Exit For
        End If
    Next i
 
    ' Resultat zuruecksenden
    getDataID = TempID
 
End Function
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AutoNew"/>
  <library:element library:name="F_absender"/>
  <library:element library:name="ThisDocument"/>
  <library:element library:name="mod_benutzerdaten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

<file path=Dialogs/Project/F_absender.xml><?xml version="1.0" encoding="utf-8"?>
<!DOCTYPE window  PUBLIC '-//OpenOffice.org//DTD OfficeDocument 1.0//EN'  'dialog.dtd'>
<dlg:window xmlns:dlg="http://openoffice.org/2000/dialog" xmlns:script="http://openoffice.org/2000/script" dlg:style-id="4" dlg:id="F_absender" dlg:left="0" dlg:top="0" dlg:width="269" dlg:height="146" dlg:closeable="true" dlg:moveable="true" dlg:title="Sender information">
  <dlg:styles>
    <dlg:style dlg:style-id="0" dlg:background-color="0xece9d8" dlg:text-color="0x0" dlg:font-name="Tahoma" dlg:font-height="8" dlg:font-charset="ansi" dlg:font-weight="100"/>
    <dlg:style dlg:style-id="1" dlg:background-color="0xffffff" dlg:text-color="0x0" dlg:font-name="Tahoma" dlg:font-height="8" dlg:font-charset="ansi" dlg:font-weight="100"/>
    <dlg:style dlg:style-id="2" dlg:text-color="0x0" dlg:font-height="8" dlg:font-weight="100"/>
    <dlg:style dlg:style-id="3" dlg:background-color="0xece9d8" dlg:text-color="0x0" dlg:font-height="8" dlg:font-weight="100"/>
    <dlg:style dlg:style-id="4" dlg:background-color="0xece9d8"/>
  </dlg:styles>
  <dlg:bulletinboard>
    <dlg:text dlg:style-id="0" dlg:id="Label1" dlg:tab-index="0" dlg:left="7" dlg:top="74" dlg:width="40" dlg:height="11" dlg:value="Initials" dlg:valign="top" dlg:multiline="true" dlg:tabstop="false"/>
    <dlg:textfield dlg:style-id="1" dlg:id="tb_initialen" dlg:tab-index="1" dlg:left="50" dlg:top="72" dlg:width="77" dlg:height="11" dlg:tabstop="true"/>
    <dlg:text dlg:style-id="0" dlg:id="Label2" dlg:tab-index="2" dlg:left="7" dlg:top="89" dlg:width="40" dlg:height="11" dlg:value="Name" dlg:valign="top" dlg:multiline="true" dlg:tabstop="false"/>
    <dlg:textfield dlg:style-id="1" dlg:id="tb_name1" dlg:tab-index="3" dlg:left="50" dlg:top="87" dlg:width="77" dlg:height="11" dlg:tabstop="true"/>
    <dlg:text dlg:style-id="0" dlg:id="Label3" dlg:tab-index="4" dlg:left="7" dlg:top="104" dlg:width="40" dlg:height="11" dlg:value="Function/Title" dlg:valign="top" dlg:multiline="true" dlg:tabstop="false"/>
    <dlg:textfield dlg:style-id="1" dlg:id="tb_funktion1" dlg:tab-index="5" dlg:left="50" dlg:top="102" dlg:width="77" dlg:height="11" dlg:tabstop="true"/>
    <dlg:textfield dlg:style-id="1" dlg:id="tb_name2" dlg:tab-index="6" dlg:left="187" dlg:top="87" dlg:width="77" dlg:height="11" dlg:tabstop="true"/>
    <dlg:textfield dlg:style-id="1" dlg:id="tb_funktion2" dlg:tab-index="7" dlg:left="187" dlg:top="102" dlg:width="77" dlg:height="11" dlg:tabstop="true"/>
    <dlg:button dlg:style-id="0" dlg:id="b_ok" dlg:tab-index="8" dlg:left="223" dlg:top="124" dlg:width="40" dlg:height="15" dlg:tabstop="true" dlg:value="OK" dlg:valign="center" dlg:image-position="top-center"/>
    <dlg:button dlg:style-id="0" dlg:id="b_cancel" dlg:tab-index="9" dlg:left="7" dlg:top="124" dlg:width="40" dlg:height="15" dlg:tabstop="true" dlg:value="Cancel" dlg:valign="center" dlg:image-position="top-center"/>
    <dlg:text dlg:style-id="0" dlg:id="Label4" dlg:tab-index="10" dlg:left="143" dlg:top="89" dlg:width="40" dlg:height="11" dlg:value="Name" dlg:valign="top" dlg:multiline="true" dlg:tabstop="false"/>
    <dlg:text dlg:style-id="0" dlg:id="Label5" dlg:tab-index="11" dlg:left="143" dlg:top="104" dlg:width="40" dlg:height="11" dlg:value="Function/Title" dlg:valign="top" dlg:multiline="true" dlg:tabstop="false"/>
    <dlg:frame dlg:style-id="2" dlg:id="Frame1" dlg:tab-index="12" dlg:left="7" dlg:top="8" dlg:width="257" dlg:height="56">
      <dlg:title dlg:value="Language"/>
      <dlg:bulletinboard>
        <dlg:radiogroup>
          <dlg:radio dlg:style-id="3" dlg:control-implementation="stardiv.one.form.component.RadioButton" dlg:id="rb_1" dlg:tab-index="0" dlg:left="7" dlg:top="4" dlg:width="37" dlg:height="11" dlg:tabstop="true" dlg:value="English" dlg:valign="center" dlg:image-position="top-center" dlg:multiline="true" dlg:checked="true"/>
          <dlg:radio dlg:style-id="3" dlg:control-implementation="stardiv.one.form.component.RadioButton" dlg:id="rb_2" dlg:tab-index="1" dlg:left="7" dlg:top="15" dlg:width="37" dlg:height="11" dlg:tabstop="true" dlg:value="French" dlg:valign="center" dlg:image-position="top-center" dlg:multiline="true"/>
          <dlg:radio dlg:style-id="3" dlg:control-implementation="stardiv.one.form.component.RadioButton" dlg:id="rb_3" dlg:tab-index="2" dlg:left="7" dlg:top="26" dlg:width="37" dlg:height="11" dlg:tabstop="true" dlg:value="German" dlg:valign="center" dlg:image-position="top-center" dlg:multiline="true"/>
          <dlg:radio dlg:style-id="3" dlg:control-implementation="stardiv.one.form.component.RadioButton" dlg:id="rb_4" dlg:tab-index="3" dlg:left="7" dlg:top="38" dlg:width="37" dlg:height="11" dlg:tabstop="true" dlg:value="Italian" dlg:valign="center" dlg:image-position="top-center" dlg:multiline="true"/>
        </dlg:radiogroup>
      </dlg:bulletinboard>
    </dlg:frame>
  </dlg:bulletinboard>
</dlg:window>
</file>

<file path=Dialogs/Project/dialog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F_absender"/>
</library:library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